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6" style:family="paragraph" style:parent-style-name="Heading_20_1" style:list-style-name="WWNum2"/>
    <style:style style:name="P27" style:family="paragraph" style:parent-style-name="Heading_20_1" style:list-style-name="WWNum2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20" style:family="text">
      <style:text-properties fo:color="#000000" style:font-name="Verdana" fo:font-size="10pt" style:text-underline-style="none" fo:font-weight="bold" style:font-name-asian="Verdana1" style:font-size-asian="10pt" style:font-weight-asian="bold" style:font-name-complex="Verdana1" style:font-size-complex="10pt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D 13. Actividades evaluables 01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4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May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9">1. Fecha de entrega<text:tab/>2</text:span></text:a></text:p>
          <text:p text:style-name="P14"><text:a xlink:type="simple" xlink:href="#_9maybllx2a09" text:style-name="Index_20_Link" text:visited-style-name="Index_20_Link"><text:span text:style-name="T19">2. Observaciones previas a la realización de tareas evaluables<text:tab/>3</text:span></text:a></text:p>
          <text:p text:style-name="P14"><text:a xlink:type="simple" xlink:href="#_mddm13ai61n6" text:style-name="Index_20_Link" text:visited-style-name="Index_20_Link"><text:span text:style-name="T19">3. Actividad 00<text:tab/>3</text:span></text:a></text:p>
          <text:p text:style-name="P14"><text:a xlink:type="simple" xlink:href="#_m99b5cf67i8d" text:style-name="Index_20_Link" text:visited-style-name="Index_20_Link"><text:span text:style-name="T20">4. Actividad 01<text:tab/>3</text:span></text:a></text:p>
          <text:p text:style-name="P14"><text:a xlink:type="simple" xlink:href="#_a8i9scfi2m0p" text:style-name="Index_20_Link" text:visited-style-name="Index_20_Link"><text:span text:style-name="T20">5. Actividad 02<text:tab/>3</text:span></text:a></text:p>
          <text:p text:style-name="P14"><text:a xlink:type="simple" xlink:href="#_hrsvp9jw8n15" text:style-name="Index_20_Link" text:visited-style-name="Index_20_Link"><text:span text:style-name="T20">6. Actividad 03<text:tab/>3</text:span></text:a></text:p>
          <text:p text:style-name="P14"><text:a xlink:type="simple" xlink:href="#_ntg4wid1vfow" text:style-name="Index_20_Link" text:visited-style-name="Index_20_Link"><text:span text:style-name="T19">7. Actividad 04<text:tab/>3</text:span></text:a></text:p>
          <text:p text:style-name="P14"><text:a xlink:type="simple" xlink:href="#_wjht2htth7ju" text:style-name="Index_20_Link" text:visited-style-name="Index_20_Link"><text:span text:style-name="T19">8. Actividad 05<text:tab/>4</text:span></text:a></text:p>
          <text:p text:style-name="P14"><text:a xlink:type="simple" xlink:href="#_80raazuenzeb" text:style-name="Index_20_Link" text:visited-style-name="Index_20_Link"><text:span text:style-name="T19">9. Actividad 06<text:tab/>4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8"/>
      <text:p text:style-name="P17"/>
      <text:p text:style-name="P17"/>
      <text:p text:style-name="P18"/>
      <text:p text:style-name="P18"/>
      <text:p text:style-name="P19"><text:span text:style-name="T16">UD13. Actividades evaluables 01</text:span></text:p>
      <text:list xml:id="list993374487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1">Viernes 2 de junio a las 23:55.</text:span></text:p>
      <text:p text:style-name="Standard">La actividad será evaluada cuando haya pasado la fecha límite de la entrega.</text:p>
      <text:p text:style-name="P11"><text:soft-page-break/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64623722585550" text:continue-numbering="true" text:style-name="WWNum2">
        <text:list-item>
          <text:p text:style-name="P27"><text:bookmark text:name="_9maybllx2a09"/>Observaciones previas a la realización de tareas evaluables</text:p>
        </text:list-item>
      </text:list>
      <text:list xml:id="list1674606067" text:style-name="WWNum1">
        <text:list-item>
          <text:p text:style-name="P24">Debes enseñar al profesorado los plugins que hagas funcionar y siempre ponerlos en marcha con algún ejemplo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64622719258380" text:continue-list="list164623722585550" text:style-name="WWNum2">
        <text:list-item>
          <text:p text:style-name="P27"><text:bookmark text:name="_mddm13ai61n6"/>Actividad 00</text:p>
        </text:list-item>
      </text:list>
      <text:p text:style-name="Standard">Siguiendo lo aprendido en el curso de Docker, despliega en tu máquina servicio Wordpres.</text:p>
      <text:p text:style-name="P11"><text:span text:style-name="T9"><text:s/>📕 </text:span><text:span text:style-name="T10">A entregar: </text:span>enseña al profesorado Wordpress funcionando en local.</text:p>
      <text:list xml:id="list164623608104723" text:continue-numbering="true" text:style-name="WWNum2">
        <text:list-item>
          <text:p text:style-name="P26"><text:bookmark text:name="_m99b5cf67i8d"/>Actividad 01</text:p>
        </text:list-item>
      </text:list>
      <text:p text:style-name="P25">Crea en tu Wordpress Una “landing page” (página de inicio donde aterriza el cliente) bonita y atractiva sobre un restaurante ficticio. Esta página debe tener acabado profesional.</text:p>
      <text:p text:style-name="P11"><text:span text:style-name="T9"><text:s/>📕 </text:span><text:span text:style-name="T10">A entregar: </text:span>muestra la “landing page” creada, con acabado profesional.</text:p>
      <text:list xml:id="list164624254992367" text:continue-numbering="true" text:style-name="WWNum2">
        <text:list-item>
          <text:p text:style-name="P26"><text:bookmark text:name="_a8i9scfi2m0p"/>Actividad 02</text:p>
        </text:list-item>
      </text:list>
      <text:p text:style-name="Standard">Crea dos páginas en Wordpress: una con información de contacto del restaurante y otra con la ubicación, visible mediante un mapa interactivo. Ambas tienen que tener acabado profesional.</text:p>
      <text:p text:style-name="P11"><text:span text:style-name="T9"><text:s/>📕 </text:span><text:span text:style-name="T10">A entregar: </text:span>muestra al profesorado del funcionamiento del mapa interactivo y de la información de contacto..</text:p>
      <text:list xml:id="list164623714991968" text:continue-numbering="true" text:style-name="WWNum2">
        <text:list-item>
          <text:p text:style-name="P26"><text:bookmark text:name="_hrsvp9jw8n15"/>Actividad 03</text:p>
        </text:list-item>
      </text:list>
      <text:p text:style-name="Standard">Usando un plugin Wordpress que muestre el menú del restaurante de forma atractiva. Se recomiendan algunos como “Food menu”, “Restaurant Menu by MotoPress” o “Quick Restaurant Menu”. La configuración realizada tiene que tener acabado profesional.</text:p>
      <text:p text:style-name="P11"><text:span text:style-name="T9"><text:s/>📕 </text:span><text:span text:style-name="T10">A entregar: </text:span>muestra al profesorado como se ve el menu con acabado profeisonal.</text:p>
      <text:list xml:id="list164622271204754" text:continue-numbering="true" text:style-name="WWNum2">
        <text:list-item>
          <text:p text:style-name="P26"><text:bookmark text:name="_ntg4wid1vfow"/>Actividad 04</text:p>
        </text:list-item>
      </text:list>
      <text:p text:style-name="Standard">Instala y configura en tu Wordpress un plugin que adapte a tus necesidades con el fin de que permita que la gente haga pedidos de comida online. Se recomiendan algunos como WooComerce,WP Food o Restaurant Menu by MotoPress. El plugin debe estar integrado en la web de forma que se perciba como que tiene un acabado profesional.</text:p>
      <text:p text:style-name="P11"><text:span text:style-name="T9"><text:s/>📕 </text:span><text:span text:style-name="T10">A entregar: </text:span>muestra al profesorado de la realización de pedidos de comida.</text:p>
      <text:list xml:id="list164622512693960" text:continue-numbering="true" text:style-name="WWNum2">
        <text:list-item>
          <text:p text:style-name="P26"><text:bookmark text:name="_wjht2htth7ju"/>Actividad 05</text:p>
        </text:list-item>
      </text:list>
      <text:p text:style-name="Standard">Instala y configura en tu Wordpress un plugin para reservas y citas. Se recomienda algunos como “OpenTable”, “Bookly”, “WP Simple Booking Calendar” o “WooCommerce Bookings”. Configúralo para que la gente pueda reservar mesa un día concreto. Debe tener acabado profesional. </text:p>
      <text:p text:style-name="P11"><text:span text:style-name="T9"><text:s/>📕 </text:span><text:span text:style-name="T10">A entregar: </text:span>muestra al profesorado el funcionamiento del sistema de reservas y citas.</text:p>
      <text:list xml:id="list164622360504268" text:continue-numbering="true" text:style-name="WWNum2">
        <text:list-item>
          <text:p text:style-name="P26"><text:bookmark text:name="_80raazuenzeb"/>Actividad 06</text:p>
        </text:list-item>
      </text:list>
      <text:p text:style-name="Standard">Instala y configura en tu Wordpress un plugin para gestión de tickets de soporte (para indicar quejas y anomalías en situaciones relacionadas con el restaurante) y configúralo con algún ejemplo de uso. Se recomiendan algunos plugins como “Awesome support”, <text:s/>“WP Ticket” o “Support Candy”</text:p>
      <text:p text:style-name="P11"><text:span text:style-name="T9"><text:s/>📕 </text:span><text:span text:style-name="T10">A entregar: </text:span>muestra al profesorado el funcionamiento de tickets de sopo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3. Actividades evaluables 01</text:span></text:p>
      </style:header>
      <style:footer>
        <text:p text:style-name="MP4"><text:span text:style-name="MT1">Aplicaciones Ofimáticas (Office Applications)<text:tab/><text:tab/>UD13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54" meta:word-count="608" meta:character-count="3787" meta:non-whitespace-character-count="3223"/>
    <meta:generator>LibreOfficeDev/6.0.5.2$Linux_X86_64 LibreOffice_project/</meta:generator>
  </office:meta>
</office:document-meta>
</file>